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45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Bill of Materials for XL4016X2 solar charger pro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t cod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S Diode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6KE47CA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20A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olar panel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ttery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OAD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uck1_IN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uck1_OUT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Buck2_IN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Buck2_OUT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mperature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2N3906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2N3906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2N3906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2N3906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2N3906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2N3906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S18B20</text:p>
          </table:table-cell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L4016_DC-DC_module</text:p>
          </table:table-cell>
          <table:table-cell office:value-type="currency" office:currency="AUD" office:value="5" calcext:value-type="currency">
            <text:p>$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XL4016_DC-DC_module</text:p>
          </table:table-cell>
          <table:table-cell office:value-type="currency" office:currency="AUD" office:value="5" calcext:value-type="currency">
            <text:p>$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rduinoNano</text:p>
          </table:table-cell>
          <table:table-cell office:value-type="currency" office:currency="AUD" office:value="4" calcext:value-type="currency">
            <text:p>$4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ESP-01</text:p>
          </table:table-cell>
          <table:table-cell office:value-type="currency" office:currency="AUD" office:value="1.5" calcext:value-type="currency">
            <text:p>$1.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P2307_DC-DC_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S1117-33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acklight control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CDSerial2004</text:p>
          </table:table-cell>
          <table:table-cell office:value-type="currency" office:currency="AUD" office:value="6" calcext:value-type="currency">
            <text:p>$6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2K2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K2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K7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5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2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re &amp; hardwar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ototype circuit board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arrel jack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FLA_+12V_120AH</text:p>
          </table:table-cell>
          <table:table-cell table:style-name="Default"/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ins power converter 12V 3A</text:p>
          </table:table-cell>
          <table:table-cell table:number-columns-repeated="2"/>
          <table:table-cell table:style-name="Default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closur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E3:.E77])" office:value-type="currency" office:currency="AUD" office:value="74.3" calcext:value-type="currency">
            <text:p>$74.30</text:p>
          </table:table-cell>
          <table:table-cell/>
        </table:table-row>
        <table:table-row table:style-name="ro1" table:number-rows-repeated="104849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M.A2:BOM.F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08:33:19.30201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08:41:37.470697273</dc:date>
    <meta:editing-duration>PT22M19S</meta:editing-duration>
    <meta:editing-cycles>6</meta:editing-cycles>
    <meta:generator>LibreOffice/5.4.5.1$Linux_X86_64 LibreOffice_project/40m0$Build-1</meta:generator>
    <meta:document-statistic meta:table-count="1" meta:cell-count="370" meta:object-count="0"/>
  </office:meta>
</office:document-meta>
</file>